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7d930"/>
    </style:style>
    <style:style style:name="P2" style:family="paragraph" style:parent-style-name="Standard">
      <style:text-properties officeooo:rsid="0017d930" officeooo:paragraph-rsid="0017d930"/>
    </style:style>
    <style:style style:name="P3" style:family="paragraph" style:parent-style-name="Standard">
      <style:text-properties officeooo:rsid="0018eb1e" officeooo:paragraph-rsid="0018eb1e"/>
    </style:style>
    <style:style style:name="P4" style:family="paragraph" style:parent-style-name="Standard">
      <style:text-properties officeooo:rsid="00193cfd" officeooo:paragraph-rsid="00193cfd"/>
    </style:style>
    <style:style style:name="P5" style:family="paragraph" style:parent-style-name="Standard">
      <style:paragraph-properties fo:margin-left="1.27cm" fo:margin-right="0cm" fo:text-indent="-1.27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Footnote">
      <style:text-properties officeooo:rsid="0018eb1e" officeooo:paragraph-rsid="0018eb1e"/>
    </style:style>
    <style:style style:name="P8" style:family="paragraph" style:parent-style-name="Standard">
      <style:text-properties officeooo:rsid="0017d930"/>
    </style:style>
    <style:style style:name="P9" style:family="paragraph" style:parent-style-name="Standard">
      <style:text-properties officeooo:rsid="001acd52" officeooo:paragraph-rsid="001acd52"/>
    </style:style>
    <style:style style:name="P10" style:family="paragraph" style:parent-style-name="Standard">
      <style:text-properties officeooo:rsid="001acd52" officeooo:paragraph-rsid="001e40e6"/>
    </style:style>
    <style:style style:name="P11" style:family="paragraph" style:parent-style-name="Standard">
      <style:text-properties officeooo:rsid="001acd52" officeooo:paragraph-rsid="001f2d3e"/>
    </style:style>
    <style:style style:name="P12" style:family="paragraph" style:parent-style-name="Standard">
      <style:text-properties officeooo:rsid="001acd52" officeooo:paragraph-rsid="0020a157"/>
    </style:style>
    <style:style style:name="P13" style:family="paragraph" style:parent-style-name="Standard">
      <style:text-properties officeooo:rsid="001e40e6" officeooo:paragraph-rsid="001e40e6"/>
    </style:style>
    <style:style style:name="P14" style:family="paragraph" style:parent-style-name="Standard">
      <style:paragraph-properties fo:margin-left="1.27cm" fo:margin-right="0cm" fo:text-indent="-1.27cm" style:auto-text-indent="false"/>
    </style:style>
    <style:style style:name="T1" style:family="text">
      <style:text-properties fo:color="#000000" style:font-name="Helvetica" fo:font-size="12pt" style:font-size-asian="12pt"/>
    </style:style>
    <style:style style:name="T2" style:family="text">
      <style:text-properties fo:color="#000000" style:font-name="Helvetica" fo:font-size="12pt" fo:font-style="italic" style:font-size-asian="12pt" style:font-style-asian="italic"/>
    </style:style>
    <style:style style:name="T3" style:family="text">
      <style:text-properties fo:color="#000000" style:font-name="Helvetica" fo:font-size="12pt" fo:font-style="normal" style:font-size-asian="12pt" style:font-style-asian="normal"/>
    </style:style>
    <style:style style:name="T4" style:family="text">
      <style:text-properties fo:color="#000000" style:font-name="Helvetica" fo:font-size="12pt" style:font-size-asian="12pt"/>
    </style:style>
    <style:style style:name="T5" style:family="text">
      <style:text-properties fo:color="#000000" style:font-name="Helvetica" fo:font-size="12pt" fo:font-style="italic" style:font-size-asian="12pt" style:font-style-asian="italic"/>
    </style:style>
    <style:style style:name="T6" style:family="text">
      <style:text-properties fo:color="#000000" style:font-name="Helvetica" fo:font-size="12pt" fo:font-style="normal" style:font-size-asian="12pt" style:font-style-asian="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193cfd"/>
    </style:style>
    <style:style style:name="T10" style:family="text">
      <style:text-properties officeooo:rsid="001c8386"/>
    </style:style>
    <style:style style:name="T11" style:family="text">
      <style:text-properties officeooo:rsid="001e40e6"/>
    </style:style>
    <style:style style:name="T12" style:family="text">
      <style:text-properties officeooo:rsid="001f2d3e"/>
    </style:style>
    <style:style style:name="T13" style:family="text">
      <style:text-properties officeooo:rsid="0020a1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tet was discovered? Date</text:p>
      <text:p text:style-name="P13"/>
      <text:p text:style-name="P13">it is a chemical description, liquid, described as having a fruity smell. </text:p>
      <text:p text:style-name="P10"/>
      <text:p text:style-name="P12"><text:span text:style-name="T11">Early uses of carbon tetrachloride included ingesting it as a </text:span>medical treatments for intestinal worms, <text:s/><text:span text:style-name="T10">with the medical grade chemical being deemed as having less potential for damage than common carbon tetrachloride, though notes warn against treating patients without supporting their liver function. By 1924 there had been enough fatalities for people to seek alternatives, such as thymol.</text:span><text:span text:style-name="T10"><text:note text:id="ftn8" text:note-class="footnote"><text:note-citation>1</text:note-citation><text:note-body><text:p text:style-name="P5"><text:span text:style-name="T1">"Section of Tropical Medicine." </text:span><text:span text:style-name="T2">The British Medical Journal </text:span><text:span text:style-name="T3">2, no. 3526 (1928): 207.</text:span></text:p></text:note-body></text:note></text:span><text:span text:style-name="T10"> <text:s text:c="2"/></text:span></text:p>
      <text:p text:style-name="P1"/>
      <text:p text:style-name="P1">As early as 1934, the BMJ warned about the dangers of carbon tetrachloride to human health, when used for dry cleaning, stating that dry shampooing had stopped with the availability of alternatives.<text:note text:id="ftn1" text:note-class="footnote"><text:note-citation>2</text:note-citation><text:note-body><text:p text:style-name="P5"><text:span text:style-name="T1">"Carbon Tetrachloride Poisoning." </text:span><text:span text:style-name="T2">The British Medical Journal </text:span><text:span text:style-name="T3">1, no. 3829: 953-54.</text:span></text:p></text:note-body></text:note></text:p>
      <text:p text:style-name="P1"/>
      <text:p text:style-name="P3">Another use for carbon tetrachloride, at least in formal laboratories and perhaps also by amateur <text:span text:style-name="T13">palaeontologists</text:span>, was for separating foraminifera from sand, silt or marl samples. This is detailed in a 1934 letter, where the author states that many people believe the vapour to be harmless, but then goes on to share information to improve ventilation when using it.<text:note text:id="ftn2" text:note-class="footnote"><text:note-citation>3</text:note-citation><text:note-body><text:p text:style-name="P7">Henbest, L. "Danger of inhaling the vapor of carbon tetrachloride" <text:span text:style-name="T7">Journal of Paleontology</text:span><text:span text:style-name="T8">, Volum 8, Number 4. (1934). p480</text:span></text:p></text:note-body></text:note> This shows that awareness about the safe use of carbon tetrachloride was occurring on both sides of the Atlantic, possibly due to communications. </text:p>
      <text:p text:style-name="P1"/>
      <text:p text:style-name="P2">Despite patented applicator tipped designs being in use since the 1940s, accidental poisoning incidents with Thawpit were recorded.<text:note text:id="ftn3" text:note-class="footnote"><text:note-citation>4</text:note-citation><text:note-body><text:p text:style-name="P5"><text:span text:style-name="T1">Smith, D.H.K. "Carbon Tetrachloride Toxicity." </text:span><text:span text:style-name="T2">The British Medical Journal </text:span><text:span text:style-name="T3">2, no. 5475 (1965): 1434.</text:span></text:p></text:note-body></text:note> The individual in question may have had a bottle that was old enough to have been from before this, but the size and design of the packaging is not similar to alcohol packaging. <text:span text:style-name="T9">Reusing alcohol bottles to store carbon tetrachloride, or even a proprietary c-tet based substance, caused accidental poisoning. In reports of poisoning, it is often noted that the victim had also drunk alcohol, either previously or afterwards, and this was implicated in the exacerbation of carbon tetrachloride's effect on the liver.</text:span><text:span text:style-name="T9"><text:note text:id="ftn4" text:note-class="footnote"><text:note-citation>5</text:note-citation><text:note-body><text:p text:style-name="P5"><text:span text:style-name="T1">Foxell, A.W.H. "Three Cases of Carbon Tetrachloride Poisoning with One Fatality." </text:span><text:span text:style-name="T2">The British Medical Journal </text:span><text:span text:style-name="T3">1, no. 4703 (1951): 397.</text:span></text:p></text:note-body></text:note></text:span></text:p>
      <text:p text:style-name="P2"/>
      <text:p text:style-name="P4">In 1954, the Science News-Letter (US publication?) reported on an announcement from the American Industrial Hygiene Association about their tests on methyl chloroform as a safer alternative to carbon tetrachloride.<text:note text:id="ftn5" text:note-class="footnote"><text:note-citation>6</text:note-citation><text:note-body><text:p text:style-name="P6"><text:span text:style-name="T1"><text:tab/>"Safe Substitute for Carbon Tetrachloride." </text:span><text:span text:style-name="T2">The Science News-Letter </text:span><text:span text:style-name="T3">70, no. 19 (1956): 299.</text:span></text:p></text:note-body></text:note> Yet in the UK there were still poisonings with domestic users of carbon tetrachloride and proprietary products resulting from its use in poorly ventilated rooms.<text:note text:id="ftn6" text:note-class="footnote"><text:note-citation>7</text:note-citation><text:note-body><text:p text:style-name="P5"><text:span text:style-name="T1">Weir, Ronald J. "Carbon Tetrachloride Poisoning as a Hazard of Wig Cleaning." </text:span><text:span text:style-name="T2">The British Medical Journal </text:span><text:span text:style-name="T3">1, no. 5643 (1969): 487.</text:span></text:p></text:note-body></text:note> These reports were not confined to specialist publications, with warnings also appearing in mainstream newspapers.<text:note text:id="ftn7" text:note-class="footnote"><text:note-citation>8</text:note-citation><text:note-body><text:p text:style-name="P5"><text:span text:style-name="T1">"Poison Fumes Warning over Cleaning Wigs." </text:span><text:span text:style-name="T2">The Daily Mirror</text:span><text:span text:style-name="T3">, 21 February 1969.</text:span></text:p></text:note-body></text:note></text:p>
      <text:p text:style-name="P9"/>
      <text:p text:style-name="P11">Carbon tetrachloride was used in proprietary mixtures of fumigant pesticide and pest deterrent in the Smithsonian museums in the 1960s, Dowfume G (ctet, ethylene dichloride and ethylene dibromide) or Dowfume 75 (ethylene dichloride and carbon tetrachloride), which are described as agricultural fumigants.<text:note text:id="ftn0" text:note-class="footnote"><text:note-citation>9</text:note-citation><text:note-body><text:p text:style-name="P5"><text:span text:style-name="T1">Goldberg, Lisa. "A History of Pest Control Measures in the Anthropology Collections in the Museum of Natural History, Smithsonian Institution." </text:span><text:span text:style-name="T2">Journal of the American Institute for Conservation </text:span><text:span text:style-name="T3">35, no. 1 (1996): 23-43.</text:span></text:p></text:note-body></text:note> When collections first arrives at the museum, they were fumigated, <text:soft-page-break/>including with Dowfume, to avoid bringing in pests. The need for constant suppression of insect pests is a particular concern in museums where material of animal and plant origin is stored long term. Domestic possessions are generally not threatened the variety of pests, nor the weight of safeguarding items for the nation. <text:span text:style-name="T12">T</text:span>his <text:span text:style-name="T12">may explain why this pesticidal</text:span> use does not seem to have been transferred to domestic settings.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30T16:00:32.629946000</meta:creation-date>
    <dc:date>2014-05-30T19:37:48.070849000</dc:date>
    <meta:editing-duration>PT1H54M55S</meta:editing-duration>
    <meta:editing-cycles>6</meta:editing-cycles>
    <meta:generator>LibreOffice/4.2.4.2$MacOSX_x86 LibreOffice_project/63150712c6d317d27ce2db16eb94c2f3d7b699f8</meta:generator>
    <meta:document-statistic meta:table-count="0" meta:image-count="0" meta:object-count="0" meta:page-count="2" meta:paragraph-count="17" meta:word-count="635" meta:character-count="4194" meta:non-whitespace-character-count="3568"/>
  </office:meta>
</office:document-meta>
</file>